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81/meta.xml" manifest:media-type="text/xml"/>
  <manifest:file-entry manifest:full-path="Object 81/content.xml" manifest:media-type="text/xml"/>
  <manifest:file-entry manifest:full-path="Object 81/styles.xml" manifest:media-type="text/xml"/>
  <manifest:file-entry manifest:full-path="Object 81/" manifest:media-type="application/vnd.oasis.opendocument.chart"/>
  <manifest:file-entry manifest:full-path="Object 79/styles.xml" manifest:media-type="text/xml"/>
  <manifest:file-entry manifest:full-path="Object 79/content.xml" manifest:media-type="text/xml"/>
  <manifest:file-entry manifest:full-path="Object 79/meta.xml" manifest:media-type="text/xml"/>
  <manifest:file-entry manifest:full-path="Object 79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77/styles.xml" manifest:media-type="text/xml"/>
  <manifest:file-entry manifest:full-path="Object 77/meta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styles.xml" manifest:media-type="text/xml"/>
  <manifest:file-entry manifest:full-path="Object 80/styles.xml" manifest:media-type="text/xml"/>
  <manifest:file-entry manifest:full-path="Object 80/content.xml" manifest:media-type="text/xml"/>
  <manifest:file-entry manifest:full-path="Object 80/meta.xml" manifest:media-type="text/xml"/>
  <manifest:file-entry manifest:full-path="Object 80/" manifest:media-type="application/vnd.oasis.opendocument.chart"/>
  <manifest:file-entry manifest:full-path="Object 78/meta.xml" manifest:media-type="text/xml"/>
  <manifest:file-entry manifest:full-path="Object 78/styles.xml" manifest:media-type="text/xml"/>
  <manifest:file-entry manifest:full-path="Object 78/content.xml" manifest:media-type="text/xml"/>
  <manifest:file-entry manifest:full-path="Object 78/" manifest:media-type="application/vnd.oasis.opendocument.chart"/>
  <manifest:file-entry manifest:full-path="Object 82/meta.xml" manifest:media-type="text/xml"/>
  <manifest:file-entry manifest:full-path="Object 82/styles.xml" manifest:media-type="text/xml"/>
  <manifest:file-entry manifest:full-path="Object 82/content.xml" manifest:media-type="text/xml"/>
  <manifest:file-entry manifest:full-path="Object 82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9:51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30T10:35:47</dc:date>
    <meta:editing-duration>P1DT22H21M22S</meta:editing-duration>
    <meta:editing-cycles>224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4:'di vs rf'.C70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7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423cm" svg:y="0.855cm" svg:width="8.727cm" svg:height="6.862cm">
          <chartooo:coordinate-region svg:x="1.912cm" svg:y="0.855cm" svg:width="7.998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1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3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29:'di vs rf'.O135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3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8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932cm" svg:y="3.072cm" style:legend-expansion="high" chart:style-name="ch2"/>
        <chart:plot-area chart:style-name="ch3" table:cell-range-address="'di vs rf'.A190:'di vs rf'.F197" chart:data-source-has-labels="both" svg:x="1.423cm" svg:y="0.855cm" svg:width="8.929cm" svg:height="6.862cm">
          <chartooo:coordinate-region svg:x="1.912cm" svg:y="0.855cm" svg:width="8.2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423cm" svg:y="0.855cm" svg:width="8.727cm" svg:height="6.862cm">
          <chartooo:coordinate-region svg:x="1.912cm" svg:y="0.855cm" svg:width="7.998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